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86cf"/>
    </style:style>
    <style:style style:name="P2" style:family="paragraph" style:parent-style-name="Text_20_body">
      <style:text-properties officeooo:paragraph-rsid="0000b676"/>
    </style:style>
    <style:style style:name="P3" style:family="paragraph" style:parent-style-name="Text_20_body">
      <style:text-properties officeooo:paragraph-rsid="000186cf"/>
    </style:style>
    <style:style style:name="T1" style:family="text">
      <style:text-properties officeooo:rsid="0000b676"/>
    </style:style>
    <style:style style:name="T2" style:family="text">
      <style:text-properties style:font-name="Liberation Mono" fo:font-size="10pt" officeooo:rsid="0000b676" style:font-name-asian="Noto Sans Mono CJK SC" style:font-size-asian="10pt" style:font-name-complex="Liberation Mono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186cf"/>
    </style:style>
    <style:style style:name="T5" style:family="text">
      <style:text-properties fo:font-variant="normal" fo:text-transform="none" fo:color="#24292e" style:font-name="apple-system" fo:letter-spacing="normal" fo:font-style="normal" fo:font-weight="normal"/>
    </style:style>
    <style:style style:name="T6" style:family="text">
      <style:text-properties style:font-name="Liberation Sans" fo:font-size="16.1000003814697pt" fo:font-weight="bold" officeooo:rsid="000186cf" style:font-name-asian="Noto Sans CJK SC" style:font-size-asian="16.1000003814697pt" style:font-weight-asian="bold" style:font-name-complex="FreeSans" style:font-size-complex="16.100000381469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shboard for Monitoring Power Consumption</text:h>
      <text:p text:style-name="P2"><text:span text:style-name="T1">This dashboard visualizes the power usages messages from a Crownstone. The power usage of any number of devices connected to Crownstones existing in a Sphere can be visualized with this dashboard. It shows a live stream of power consumption.</text:span></text:p>
      <text:h text:style-name="Heading_20_2" text:outline-level="2">Important <text:span text:style-name="T1">Dependency</text:span>:</text:h>
      <text:p text:style-name="Text_20_body"><text:span text:style-name="T1">This dashboard runs flask in the back-end which reads the database stored in CouchDB. </text:span>Flask runs if and only <text:span text:style-name="T1">if </text:span>the <text:span text:style-name="T1">CouchDB</text:span> <text:span text:style-name="T1">database </text:span><text:span text:style-name="T2">receives</text:span> data and then visualize<text:span text:style-name="T1">s it on</text:span> <text:span text:style-name="T1">the</text:span> front-end dashboard. </text:p>
      <text:p text:style-name="Preformatted_20_Text"/>
      <text:h text:style-name="Heading_20_2" text:outline-level="2">Dashboard Details:</text:h>
      <text:p text:style-name="Text_20_body">The dashboard contains of the following tabs:</text:p>
      <text:p text:style-name="P2"><text:span text:style-name="T3">Home </text:span><text:s text:c="2"/>⇒ <text:s/><text:span text:style-name="T1">Home C</text:span>ontains a card for each device with the crownid and the macadress of the connected <text:span text:style-name="T1">Crownstone</text:span>. In this tab you can post or delect a device. </text:p>
      <text:p text:style-name="Text_20_body"><text:span text:style-name="T3">About </text:span><text:s text:c="2"/>⇒ A table of <text:span text:style-name="T1">details of </text:span>all devices with crownstone ID and macaddress</text:p>
      <text:p text:style-name="Text_20_body"><text:span text:style-name="T3">Plots</text:span> <text:s text:c="4"/>⇒ <text:span text:style-name="T1">A</text:span> chart which shows the power usage of the last 10 minutes of all devices sending <text:span text:style-name="T1">messages</text:span> to our database (couchdb). The moving mean and median power usage of all devices are shown together with the current power usage.</text:p>
      <text:p text:style-name="P3"><text:span text:style-name="T3">Charts</text:span> <text:s/>⇒ In <text:span text:style-name="T4">this tab a list of all devices is provided where we can select which devices do we want to see the live stream of the power usage. </text:span></text:p>
      <text:p text:style-name="P3"/>
      <text:h text:style-name="P1" text:outline-level="2"><text:span text:style-name="T6">Required Packages</text:span></text:h>
      <text:p text:style-name="Text_20_body">Make sure the following packages are <text:span text:style-name="T4">installed</text:span> with python3:</text:p>
      <text:p text:style-name="Text_20_body">Flask <text:line-break/>Cloudant<text:line-break/>Numpy<text:line-break/>Pandas<text:line-break/>Json<text:line-break/>Datetime, time<text:line-break/>Plotly<text:line-break/>Flask_sqlalchemy</text:p>
      <text:p text:style-name="Text_20_body">For the live charts I used the vis.js javascript package : <text:a xlink:type="simple" xlink:href="https://visjs.org/" text:style-name="Internet_20_link" text:visited-style-name="Visited_20_Internet_20_Link">https://visjs.org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0b676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11T11:11:25.467657862</dc:date>
    <meta:editing-duration>PT5M29S</meta:editing-duration>
    <meta:editing-cycles>1</meta:editing-cycles>
    <meta:document-statistic meta:table-count="0" meta:image-count="0" meta:object-count="0" meta:page-count="1" meta:paragraph-count="14" meta:word-count="234" meta:character-count="1400" meta:non-whitespace-character-count="1166"/>
    <meta:generator>LibreOffice/6.3.1.2$Linux_X86_64 LibreOffice_project/30$Build-2</meta:generator>
  </office:meta>
</office:document-meta>
</file>